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BD90000067CBB3A101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cm"/>
    </style:style>
    <style:style style:name="gr6" style:family="graphic" style:parent-style-name="objectwithoutfill">
      <style:graphic-properties svg:stroke-color="#ffffff" draw:marker-end="Arrow" draw:marker-end-width="0.203cm" draw:fill="none" draw:textarea-vertical-align="middle"/>
    </style:style>
    <style:style style:name="gr7" style:family="graphic" style:parent-style-name="standard">
      <style:graphic-properties draw:stroke="dash" draw:stroke-dash="Ultrafine_20_Dashed" svg:stroke-width="0.025cm" svg:stroke-color="#ffffff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1.4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fo:color="#ffffff" style:text-outline="false" style:text-line-through-style="none" style:font-name="Arial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ffffff" style:text-outline="false" style:text-line-through-style="none" style:font-name="Arial2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italic" style:font-weight-asian="normal" style:font-name-complex="Free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ffffff" style:text-outline="false" style:text-line-through-styl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style:text-outline="false" style:text-line-through-styl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font-name="Arial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font-name="Arial2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italic" style:font-weight-asian="normal" style:font-name-complex="Free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11.492cm" svg:x="0.084cm" svg:y="6.703cm">
          <draw:image xlink:href="Pictures/1000000000000BD90000067CBB3A1018.png" xlink:type="simple" xlink:show="embed" xlink:actuate="onLoad">
            <text:p/>
          </draw:image>
        </draw:frame>
        <draw:frame presentation:style-name="pr1" draw:text-style-name="P2" draw:layer="layout" svg:width="18.899cm" svg:height="2.362cm" svg:x="1.05cm" svg:y="1.648cm" presentation:class="title" presentation:user-transformed="true">
          <draw:text-box>
            <text:p><text:span text:style-name="T1">Mini - Daffodil</text:span><text:span text:style-name="T2"><text:line-break/></text:span><text:span text:style-name="T2"><text:line-break/></text:span><text:span text:style-name="T2">X-Max Switch <text:s/>Extension</text:span></text:p>
          </draw:text-box>
        </draw:frame>
        <draw:frame draw:style-name="gr2" draw:text-style-name="P3" draw:layer="layout" svg:width="5.334cm" svg:height="0.806cm" svg:x="5.588cm" svg:y="10.706cm">
          <draw:text-box>
            <text:p><text:span text:style-name="T3"><text:s text:c="2"/></text:span><text:span text:style-name="T3">Cut to L = 160 mm </text:span></text:p>
          </draw:text-box>
        </draw:frame>
        <draw:frame draw:style-name="gr3" draw:text-style-name="P5" draw:layer="layout" svg:width="3.042cm" svg:height="0.725cm" svg:x="9.768cm" svg:y="17.948cm">
          <draw:text-box>
            <text:p text:style-name="P4"><text:span text:style-name="T4">[EL-WR0121</text:span><text:span text:style-name="T5">]</text:span></text:p>
          </draw:text-box>
        </draw:frame>
        <draw:frame draw:style-name="gr4" draw:text-style-name="P6" draw:layer="layout" svg:width="2.699cm" svg:height="0.683cm" svg:x="12.71cm" svg:y="17.948cm">
          <draw:text-box>
            <text:p text:style-name="P4"><text:span text:style-name="T6">16AWG BLK</text:span></text:p>
          </draw:text-box>
        </draw:frame>
        <draw:frame draw:style-name="gr5" draw:text-style-name="P7" draw:layer="layout" svg:width="3.05cm" svg:height="0.725cm" svg:x="3.556cm" svg:y="7.695cm">
          <draw:text-box>
            <text:p text:style-name="P4"><text:span text:style-name="T4">[EL-WR0105]</text:span></text:p>
          </draw:text-box>
        </draw:frame>
        <draw:line draw:style-name="gr6" draw:text-style-name="P1" draw:layer="layout" svg:x1="9.144cm" svg:y1="10.682cm" svg:x2="11.43cm" svg:y2="9.182cm">
          <text:p/>
        </draw:line>
        <draw:custom-shape draw:style-name="gr7" draw:text-style-name="P1" draw:layer="layout" svg:width="2.366cm" svg:height="1.448cm" draw:transform="skewX (0.544019127846633) rotate (1.12399203828435) translate (11.078cm 9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792cm" svg:height="0.683cm" svg:x="3.814cm" svg:y="8.499cm">
          <draw:text-box>
            <text:p text:style-name="P4"><text:span text:style-name="T6">24 AWG BLK</text:span></text:p>
          </draw:text-box>
        </draw:frame>
        <draw:frame draw:style-name="gr5" draw:text-style-name="P5" draw:layer="layout" svg:width="2.974cm" svg:height="0.725cm" svg:x="0.084cm" svg:y="12.775cm">
          <draw:text-box>
            <text:p text:style-name="P4"><text:span text:style-name="T4">[EL-MS0205</text:span><text:span text:style-name="T5">]</text:span></text:p>
          </draw:text-box>
        </draw:frame>
        <draw:frame draw:style-name="gr3" draw:text-style-name="P5" draw:layer="layout" svg:width="3.042cm" svg:height="0.725cm" svg:x="10.615cm" svg:y="19.132cm">
          <draw:text-box>
            <text:p text:style-name="P4"><text:span text:style-name="T4">[EL-WR0123</text:span><text:span text:style-name="T5">]</text:span></text:p>
          </draw:text-box>
        </draw:frame>
        <draw:frame draw:style-name="gr4" draw:text-style-name="P6" draw:layer="layout" svg:width="3.22cm" svg:height="0.683cm" svg:x="13.557cm" svg:y="19.132cm">
          <draw:text-box>
            <text:p text:style-name="P4"><text:span text:style-name="T6">16AWG WHITE</text:span></text:p>
          </draw:text-box>
        </draw:frame>
        <draw:frame draw:style-name="gr5" draw:text-style-name="P5" draw:layer="layout" svg:width="2.974cm" svg:height="0.725cm" svg:x="18.026cm" svg:y="13.537cm">
          <draw:text-box>
            <text:p text:style-name="P4"><text:span text:style-name="T4">[EL-MS0142</text:span><text:span text:style-name="T5">]</text:span></text:p>
          </draw:text-box>
        </draw:frame>
        <draw:frame draw:style-name="gr5" draw:text-style-name="P7" draw:layer="layout" svg:width="3.05cm" svg:height="0.725cm" svg:x="12.954cm" svg:y="10.706cm">
          <draw:text-box>
            <text:p text:style-name="P4"><text:span text:style-name="T4">[EL-WR0120]</text:span></text:p>
          </draw:text-box>
        </draw:frame>
        <draw:frame draw:style-name="gr4" draw:text-style-name="P6" draw:layer="layout" svg:width="3.609cm" svg:height="0.683cm" svg:x="13.716cm" svg:y="11.293cm">
          <draw:text-box>
            <text:p text:style-name="P4"><text:span text:style-name="T6">24 AWG PURPLE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11-04T10:20:41.437106841</meta:creation-date>
    <dc:date>2014-11-14T11:06:28.930578361</dc:date>
    <dc:creator>Aleph User</dc:creator>
    <meta:editing-duration>PT23H31M39S</meta:editing-duration>
    <meta:editing-cycles>20</meta:editing-cycles>
    <meta:generator>LibreOffice/4.1.4.2$Linux_X86_64 LibreOffice_project/0a0440ccc0227ad9829de5f46be37cfb6edcf72</meta:generator>
    <meta:printed-by>Aleph User</meta:printed-by>
    <meta:print-date>2014-11-04T13:06:01.867405600</meta:print-date>
    <meta:document-statistic meta:object-count="38"/>
  </office:meta>
</office:document-meta>
</file>